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Usted<text:line-break/>How do I turn this into a switch case:<text:line-break/>if (Input.GetKeyDown(KeyCode.Alpha1)) photonView.RPC("Equip", RpcTarget.All, 0);<text:line-break/>if (Input.GetKeyDown(KeyCode.Alpha2)) photonView.RPC("Equip", RpcTarget.All, 1);<text:line-break/>if (Input.GetKeyDown(KeyCode.Alpha3)) photonView.RPC("Equip", RpcTarget.All, 2);<text:line-break/>if (Input.GetKeyDown(KeyCode.Alpha3)) photonView.RPC("Equip", RpcTarget.All, 2);<text:line-break/>if (Input.GetKeyDown(KeyCode.Alpha3)) photonView.RPC("Equip", RpcTarget.All, 4);<text:line-break/>## Copilot<text:line-break/>Certainly! You can convert the given code snippet into a switch case in Python. Here's how you can do it:<text:line-break/><text:line-break/># Define a dictionary to map key codes to corresponding arguments for the RPC call<text:line-break/>key_to_arg = {<text:line-break/> <text:s text:c="3"/>"1": 0,<text:line-break/> <text:s text:c="3"/>"2": 1,<text:line-break/> <text:s text:c="3"/>"3": 2,<text:line-break/> <text:s text:c="3"/>"4": 2, <text:s/># Repeated key, using the same argument<text:line-break/> <text:s text:c="3"/>"5": 4<text:line-break/>}<text:line-break/><text:line-break/># Get the key pressed (you can replace this with your actual input method)<text:line-break/>key_pressed = input("Enter the key pressed (1-5): ")<text:line-break/><text:line-break/># Check if the key is valid<text:line-break/>if key_pressed in key_to_arg:<text:line-break/> <text:s text:c="3"/># Perform the RPC call with the corresponding argument<text:line-break/> <text:s text:c="3"/>photonView.RPC("Equip", RpcTarget.All, key_to_arg[key_pressed])<text:line-break/> <text:s text:c="3"/>print(f"RPC call with argument {key_to_arg[key_pressed]} was executed.")<text:line-break/>else:<text:line-break/> <text:s text:c="3"/>print("Invalid key. Please enter a valid key (1-5).")<text:line-break/><text:line-break/>In this code, we use a dictionary (key_to_arg) to map the key codes (e.g., "1", "2", etc.) to the corresponding arguments for the photonView.RPC call. The user is prompted to input a key, and if it matches a valid key in the dictionary, the RPC call is executed with the associated argument. Otherwise, an error message is displayed.<text:line-break/>Feel free to adapt this code snippet to your specific use case or modify it as needed! 😊<text:line-break/>## Usted<text:line-break/>In C#, being the next code used to change guns in a FPS:<text:line-break/>if (Input.GetKeyDown(KeyCode.Alpha1)) photonView.RPC("Equip", RpcTarget.All, 0);<text:line-break/>if (Input.GetKeyDown(KeyCode.Alpha2)) photonView.RPC("Equip", RpcTarget.All, 1);<text:line-break/>if (Input.GetKeyDown(KeyCode.Alpha3)) photonView.RPC("Equip", RpcTarget.All, 2);<text:line-break/>if (Input.GetKeyDown(KeyCode.Alpha3)) photonView.RPC("Equip", RpcTarget.All, 2);<text:line-break/>if (Input.GetKeyDown(KeyCode.Alpha3)) photonView.RPC("Equip", RpcTarget.All, 4);<text:line-break/>How do I turn it into a switch case:<text:line-break/>## Copilot<text:line-break/>Certainly! In C#, you can convert the given code snippet into a switch case. Here's how you can do it:<text:line-break/><text:line-break/>// Assuming this code is inside a method or function<text:line-break/>void HandleGunChange(KeyCode key)<text:line-break/>{<text:line-break/> <text:s text:c="3"/>switch (key)<text:line-break/><text:soft-page-break/> <text:s text:c="3"/>{<text:line-break/> <text:s text:c="7"/>case KeyCode.Alpha1:<text:line-break/> <text:s text:c="11"/>photonView.RPC("Equip", RpcTarget.All, 0);<text:line-break/> <text:s text:c="11"/>break;<text:line-break/> <text:s text:c="7"/>case KeyCode.Alpha2:<text:line-break/> <text:s text:c="11"/>photonView.RPC("Equip", RpcTarget.All, 1);<text:line-break/> <text:s text:c="11"/>break;<text:line-break/> <text:s text:c="7"/>case KeyCode.Alpha3:<text:line-break/> <text:s text:c="11"/>photonView.RPC("Equip", RpcTarget.All, 2);<text:line-break/> <text:s text:c="11"/>break;<text:line-break/> <text:s text:c="7"/>case KeyCode.Alpha4: // Repeated key, using the same argument<text:line-break/> <text:s text:c="11"/>photonView.RPC("Equip", RpcTarget.All, 2);<text:line-break/> <text:s text:c="11"/>break;<text:line-break/> <text:s text:c="7"/>case KeyCode.Alpha5:<text:line-break/> <text:s text:c="11"/>photonView.RPC("Equip", RpcTarget.All, 4);<text:line-break/> <text:s text:c="11"/>break;<text:line-break/> <text:s text:c="7"/>default:<text:line-break/> <text:s text:c="11"/>// Handle invalid key press (optional)<text:line-break/> <text:s text:c="11"/>Debug.LogWarning("Invalid key pressed.");<text:line-break/> <text:s text:c="11"/>break;<text:line-break/> <text:s text:c="3"/>}<text:line-break/>}<text:line-break/><text:line-break/>// Example usage (you can replace this with your actual input method)<text:line-break/>if (Input.GetKeyDown(KeyCode.Alpha1))<text:line-break/>{<text:line-break/> <text:s text:c="3"/>HandleGunChange(KeyCode.Alpha1);<text:line-break/>}<text:line-break/>// Repeat for other keys (Alpha2, Alpha3, etc.)<text:line-break/><text:line-break/>In this code, we define a method called HandleGunChange that takes a KeyCode as an argument. Inside the switch case, we map each key to the corresponding argument for the photonView.RPC call. If an invalid key is pressed, you can handle it by displaying a warning message or taking other appropriate actions.<text:line-break/>Feel free to adapt this code snippet to your specific use case or modify it as nee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6S</meta:editing-duration>
    <meta:editing-cycles>3</meta:editing-cycles>
    <meta:generator>OpenOffice/4.1.15$Win32 OpenOffice.org_project/4115m2$Build-9813</meta:generator>
    <dc:date>2024-04-28T16:27:17.49</dc:date>
    <meta:document-statistic meta:table-count="0" meta:image-count="0" meta:object-count="0" meta:page-count="2" meta:paragraph-count="1" meta:word-count="464" meta:character-count="3689"/>
    <meta:user-defined meta:name="Info 1"/>
    <meta:user-defined meta:name="Info 2"/>
    <meta:user-defined meta:name="Info 3"/>
    <meta:user-defined meta:name="Info 4"/>
  </office:meta>
</office:document-meta>
</file>